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left="2.223cm" fo:margin-right="0cm" fo:text-indent="0cm" style:auto-text-indent="false"/>
      <style:text-properties fo:font-size="13pt" fo:font-weight="bold" style:font-size-asian="11.3500003814697pt" style:font-weight-asian="bold" style:font-size-complex="13pt" style:font-weight-complex="bold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>
        <style:tab-stops>
          <style:tab-stop style:position="0.767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767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text-properties fo:font-size="13pt" fo:font-weight="bold" style:font-size-asian="11.3500003814697pt" style:font-weight-asian="bold" style:font-size-complex="13pt" style:font-weight-complex="bold"/>
    </style:style>
    <style:style style:name="P15" style:family="paragraph" style:parent-style-name="Standard" style:list-style-name="L1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DEFINITION :</text:p>
      <text:p text:style-name="P1"/>
      <text:p text:style-name="P2">To find the anagrams present in a list <text:s/>and display them <text:line-break/><text:line-break/><text:span text:style-name="T1">SOLUTION <text:s/>:<text:line-break/><text:tab/> </text:span></text:p>
      <text:list xml:id="list12716926161" text:style-name="L1">
        <text:list-item>
          <text:list>
            <text:list-item>
              <text:list>
                <text:list-item>
                  <text:p text:style-name="P6"><text:span text:style-name="T3">Assumptions</text:span><text:span text:style-name="T2"> : </text:span><text:span text:style-name="T5">The input is assumed to be a list of n words,with m characters in the largest string.</text:span></text:p>
                  <text:p text:style-name="P10"/>
                </text:list-item>
                <text:list-item>
                  <text:p text:style-name="P6"><text:span text:style-name="T3">Algorithm : </text:span><text:span text:style-name="T6">The Algorithm involves following steps -</text:span></text:p>
                  <text:list>
                    <text:list-header>
                      <text:p text:style-name="P13"/>
                      <text:p text:style-name="P7"><text:span text:style-name="T7">(i) <text:s/></text:span><text:span text:style-name="T6">Each string of the list is sorted and compared with the successive sorted <text:tab/>strings.</text:span></text:p>
                      <text:p text:style-name="P9"><text:span text:style-name="T7">(ii)</text:span><text:span text:style-name="T6"> <text:s text:c="2"/>If the two sorted lists are equal a dictionary is formed with the preceeding <text:tab/>string as key and the successive strings as its corresponding values.<text:line-break/></text:span><text:span text:style-name="T7">(iii) <text:s/></text:span><text:span text:style-name="T6">The dictionary formed is now checked for duplicacy in strings.If a string <text:tab/>already existing as a value is found, then its entry is removed from the <text:tab/>dictionary.</text:span></text:p>
                      <text:p text:style-name="P8"><text:span text:style-name="T7">(iv) <text:s text:c="2"/></text:span><text:span text:style-name="T6">The above process is repeated to obtain a dictionary containing unique <text:tab/><text:tab/><text:tab/>entries with corresponding anagrams.</text:span></text:p>
                      <text:p text:style-name="P11"><text:s/></text:p>
                    </text:list-header>
                  </text:list>
                </text:list-item>
                <text:list-item>
                  <text:p text:style-name="P14">Code :</text:p>
                </text:list-item>
              </text:list>
            </text:list-item>
          </text:list>
        </text:list-item>
      </text:list>
      <text:p text:style-name="P4"/>
      <text:p text:style-name="P4"/>
      <text:p text:style-name="P4"><text:tab/> <text:s text:c="8"/>import sys </text:p>
      <text:p text:style-name="P5">from copy import deepcopy </text:p>
      <text:p text:style-name="P5">mydict={} </text:p>
      <text:p text:style-name="P5">dict1={} </text:p>
      <text:p text:style-name="P5">def anagramfinder(alist): </text:p>
      <text:p text:style-name="P5"><text:tab/>index=0 </text:p>
      <text:p text:style-name="P5"><text:tab/>cmp_wrd=0 </text:p>
      <text:p text:style-name="P5"><text:tab/>for index in range(len(alist)): </text:p>
      <text:p text:style-name="P5"><text:tab/><text:tab/>mydict[alist[index]]=[ ] </text:p>
      <text:p text:style-name="P5"><text:tab/><text:tab/>for cmp_wrd in range(index+1,len(alist)): </text:p>
      <text:p text:style-name="P5"><text:tab/><text:tab/><text:tab/>if cmp(sorted(alist[index]),sorted(alist[cmp_wrd])) == 0: </text:p>
      <text:p text:style-name="P5"><text:tab/><text:tab/><text:tab/><text:tab/>mydict[alist[index]].append(alist[cmp_wrd]) </text:p>
      <text:p text:style-name="P5"/>
      <text:p text:style-name="P5"><text:tab/>dict1 = deepcopy(mydict) </text:p>
      <text:p text:style-name="P5"><text:tab/>for each_key in mydict: </text:p>
      <text:p text:style-name="P5"><text:tab/><text:tab/>for each_item in mydict[each_key]: </text:p>
      <text:p text:style-name="P5"><text:tab/><text:tab/><text:tab/>if dict1.has_key(each_item): </text:p>
      <text:p text:style-name="P5"><text:tab/><text:tab/><text:tab/><text:tab/>del dict1[each_item] </text:p>
      <text:p text:style-name="P5"><text:tab/>print dict1 </text:p>
      <text:p text:style-name="P5"><text:tab/>for each_key in dict1: </text:p>
      <text:p text:style-name="P5"><text:tab/><text:tab/>print "\n" </text:p>
      <text:p text:style-name="P5"><text:tab/><text:tab/>sys.stdout.write(each_key+" ") </text:p>
      <text:p text:style-name="P5"><text:tab/><text:tab/>for each_item in dict1[each_key]: </text:p>
      <text:p text:style-name="P5"><text:tab/><text:tab/><text:tab/>sys.stdout.write(each_item+" ") </text:p>
      <text:p text:style-name="P5"/>
      <text:p text:style-name="P5"><text:soft-page-break/><text:tab/><text:tab/><text:tab/> </text:p>
      <text:p text:style-name="P5"><text:s/></text:p>
      <text:p text:style-name="P5">if __name__ == "__main__": </text:p>
      <text:p text:style-name="P5"><text:tab/>input_str=sys.argv[1] </text:p>
      <text:p text:style-name="P5"><text:tab/>mylist=input_str.split(",") </text:p>
      <text:p text:style-name="P5"><text:tab/>anagramfinder(mylist)</text:p>
      <text:p text:style-name="P5"/>
      <text:p text:style-name="P5"><text:tab/><text:tab/><text:tab/></text:p>
      <text:list xml:id="list1602154315" text:continue-numbering="true" text:style-name="L1">
        <text:list-item>
          <text:list>
            <text:list-item>
              <text:list>
                <text:list-item>
                  <text:p text:style-name="P6"><text:span text:style-name="T3">Complexity Analysis : </text:span><text:span text:style-name="T6">For sorting 'n' strings with 'm' alphabets in the largest string and comparing them with every other string, the complexity will be</text:span></text:p>
                  <text:p text:style-name="P12"><text:span text:style-name="T4">O(n^2 mlogm).</text:span><text:line-break/><text:line-break/>In the second step time required for traversing and searching a key in the dictionary and accordingly removing the duplicated entries is <text:span text:style-name="T4">O(n^2).</text:span></text:p>
                  <text:p text:style-name="P12"/>
                  <text:p text:style-name="P12">In the final step for displaying the words and corresponding anagrams the dictionary traversal again requires <text:span text:style-name="T4">O(n^2)</text:span> time.<text:line-break/>Therefore final complexity can be concluded as :<text:line-break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><text:s text:c="9"/>O( n^2 m logm 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4"/>
                </text:list-item>
                <text:list-item>
                  <text:p text:style-name="P14">Execution :</text:p>
                  <text:p text:style-name="P14"/>
                  <text:p text:style-name="P6"><text:span text:style-name="T6">The file is stored as anagramfinder.py<text:line-break/><text:line-break/>For executing the anagram finder program, <text:line-break/>Go to Terminal and type </text:span><text:span text:style-name="T7">python anagramfinder.py “car,arc,cra,abc,bca,xyz”</text:span><text:span text:style-name="T1"><text:line-break/></text:span></text:p>
                </text:list-item>
              </text:list>
            </text:list-item>
          </text:list>
        </text:list-item>
      </text:list>
      <text:p text:style-name="P3"/>
      <text:p text:style-name="P3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lit </meta:initial-creator>
    <meta:creation-date>2012-07-02T11:58:50</meta:creation-date>
    <dc:date>2012-07-03T14:43:47</dc:date>
    <dc:creator>lalit </dc:creator>
    <meta:editing-duration>PT5H5M4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46" meta:word-count="303" meta:character-count="1877" meta:non-whitespace-character-count="1822"/>
  </office:meta>
</office:document-meta>
</file>